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Inter" svg:font-family="Inter, sans-serif, Zen"/>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officeooo:rsid="000c75e6" style:font-weight-asian="bold" style:font-weight-complex="bold"/>
    </style:style>
    <style:style style:name="P3" style:family="paragraph" style:parent-style-name="Standard">
      <style:text-properties fo:font-weight="bold" officeooo:rsid="000c75e6" officeooo:paragraph-rsid="0013478e" style:font-weight-asian="bold" style:font-weight-complex="bold"/>
    </style:style>
    <style:style style:name="P4" style:family="paragraph" style:parent-style-name="Standard">
      <style:text-properties style:text-position="0% 100%" fo:font-size="18pt" fo:font-weight="bold" style:font-size-asian="18pt" style:font-weight-asian="bold" style:font-size-complex="18pt" style:font-weight-complex="bold"/>
    </style:style>
    <style:style style:name="P5" style:family="paragraph" style:parent-style-name="Standard">
      <style:text-properties officeooo:rsid="000c75e6"/>
    </style:style>
    <style:style style:name="P6" style:family="paragraph" style:parent-style-name="Standard">
      <style:text-properties fo:font-weight="normal" officeooo:rsid="000c75e6" style:font-weight-asian="normal" style:font-weight-complex="normal"/>
    </style:style>
    <style:style style:name="P7" style:family="paragraph" style:parent-style-name="Standard">
      <style:paragraph-properties fo:margin-left="1.251cm" fo:margin-right="0cm" fo:text-indent="0cm" style:auto-text-indent="false"/>
      <style:text-properties fo:font-weight="normal" officeooo:rsid="000c75e6" style:font-weight-asian="normal" style:font-weight-complex="normal"/>
    </style:style>
    <style:style style:name="P8" style:family="paragraph" style:parent-style-name="Standard">
      <style:paragraph-properties fo:margin-left="1.251cm" fo:margin-right="0cm" fo:text-indent="0cm" style:auto-text-indent="false"/>
      <style:text-properties fo:font-weight="bold" officeooo:rsid="000c75e6" style:font-weight-asian="bold" style:font-weight-complex="bold"/>
    </style:style>
    <style:style style:name="P9" style:family="paragraph" style:parent-style-name="Standard">
      <style:paragraph-properties fo:margin-left="0cm" fo:margin-right="0cm" fo:text-indent="0cm" style:auto-text-indent="false"/>
      <style:text-properties fo:font-weight="normal" officeooo:rsid="000c75e6" style:font-weight-asian="normal" style:font-weight-complex="normal"/>
    </style:style>
    <style:style style:name="P10" style:family="paragraph" style:parent-style-name="Text_20_body">
      <style:text-properties officeooo:rsid="000c75e6"/>
    </style:style>
    <style:style style:name="P11" style:family="paragraph" style:parent-style-name="Standard">
      <style:text-properties officeooo:rsid="000c75e6"/>
    </style:style>
    <style:style style:name="P12" style:family="paragraph" style:parent-style-name="Standard" style:list-style-name="L1">
      <style:text-properties officeooo:rsid="000c75e6"/>
    </style:style>
    <style:style style:name="P13" style:family="paragraph" style:parent-style-name="Standard">
      <style:text-properties fo:font-weight="normal" officeooo:rsid="000c75e6" style:font-weight-asian="normal" style:font-weight-complex="normal"/>
    </style:style>
    <style:style style:name="P14" style:family="paragraph" style:parent-style-name="Standard" style:list-style-name="L2">
      <style:text-properties fo:font-weight="normal" officeooo:rsid="000c75e6" style:font-weight-asian="normal" style:font-weight-complex="normal"/>
    </style:style>
    <style:style style:name="P15" style:family="paragraph" style:parent-style-name="Standard" style:list-style-name="L3">
      <style:text-properties fo:font-weight="normal" officeooo:rsid="000c75e6" style:font-weight-asian="normal" style:font-weight-complex="normal"/>
    </style:style>
    <style:style style:name="P16" style:family="paragraph" style:parent-style-name="Standard" style:list-style-name="L4">
      <style:text-properties fo:font-weight="normal" officeooo:rsid="000c75e6" style:font-weight-asian="normal" style:font-weight-complex="normal"/>
    </style:style>
    <style:style style:name="P17" style:family="paragraph" style:parent-style-name="Standard" style:list-style-name="L5">
      <style:text-properties fo:font-weight="normal" officeooo:rsid="000c75e6" style:font-weight-asian="normal" style:font-weight-complex="normal"/>
    </style:style>
    <style:style style:name="P18" style:family="paragraph" style:parent-style-name="Standard" style:list-style-name="L6">
      <style:text-properties fo:font-weight="normal" officeooo:rsid="000c75e6" style:font-weight-asian="normal" style:font-weight-complex="normal"/>
    </style:style>
    <style:style style:name="P19" style:family="paragraph" style:parent-style-name="Standard" style:list-style-name="L7">
      <style:text-properties fo:font-weight="normal" officeooo:rsid="000c75e6" style:font-weight-asian="normal" style:font-weight-complex="normal"/>
    </style:style>
    <style:style style:name="P20" style:family="paragraph" style:parent-style-name="Standard" style:list-style-name="L8">
      <style:text-properties fo:font-weight="normal" officeooo:rsid="000c75e6" style:font-weight-asian="normal" style:font-weight-complex="normal"/>
    </style:style>
    <style:style style:name="P21" style:family="paragraph" style:parent-style-name="Standard" style:list-style-name="L9">
      <style:text-properties fo:font-weight="normal" officeooo:rsid="000c75e6" style:font-weight-asian="normal" style:font-weight-complex="normal"/>
    </style:style>
    <style:style style:name="P22" style:family="paragraph" style:parent-style-name="Standard" style:list-style-name="L10">
      <style:text-properties fo:font-weight="normal" officeooo:rsid="000c75e6" style:font-weight-asian="normal" style:font-weight-complex="normal"/>
    </style:style>
    <style:style style:name="P23" style:family="paragraph" style:parent-style-name="Standard" style:list-style-name="L11">
      <style:text-properties fo:font-weight="normal" officeooo:rsid="000c75e6" style:font-weight-asian="normal" style:font-weight-complex="normal"/>
    </style:style>
    <style:style style:name="P24" style:family="paragraph" style:parent-style-name="Standard">
      <style:text-properties fo:font-weight="normal" officeooo:rsid="000c75e6" officeooo:paragraph-rsid="0013478e" style:font-weight-asian="normal" style:font-weight-complex="normal"/>
    </style:style>
    <style:style style:name="P25" style:family="paragraph" style:parent-style-name="Standard" style:list-style-name="L12">
      <style:text-properties fo:font-weight="normal" officeooo:rsid="000c75e6" style:font-weight-asian="normal" style:font-weight-complex="normal"/>
    </style:style>
    <style:style style:name="P26" style:family="paragraph" style:parent-style-name="Standard" style:list-style-name="L13">
      <style:text-properties fo:font-weight="normal" officeooo:rsid="000c75e6" style:font-weight-asian="normal" style:font-weight-complex="normal"/>
    </style:style>
    <style:style style:name="P27" style:family="paragraph" style:parent-style-name="Standard">
      <style:text-properties fo:font-weight="bold" officeooo:rsid="000c75e6" style:font-weight-asian="bold" style:font-weight-complex="bold"/>
    </style:style>
    <style:style style:name="P28" style:family="paragraph" style:parent-style-name="Standard">
      <style:text-properties fo:font-variant="normal" fo:text-transform="none" fo:color="#000000" style:font-name="Inter" fo:font-size="13.5pt" fo:letter-spacing="normal" fo:font-style="normal" fo:font-weight="normal" officeooo:rsid="0019a271" officeooo:paragraph-rsid="0019a271"/>
    </style:style>
    <style:style style:name="P29" style:family="paragraph" style:parent-style-name="Standard">
      <style:paragraph-properties fo:margin-left="1.251cm" fo:margin-right="0cm" fo:text-indent="0cm" style:auto-text-indent="false"/>
      <style:text-properties fo:font-weight="normal" officeooo:rsid="000c75e6" style:font-weight-asian="normal" style:font-weight-complex="normal"/>
    </style:style>
    <style:style style:name="T1" style:family="text">
      <style:text-properties fo:font-weight="bold" style:font-weight-asian="bold" style:font-weight-complex="bold"/>
    </style:style>
    <style:style style:name="T2" style:family="text">
      <style:text-properties fo:font-weight="bold" officeooo:rsid="000cdc7d" style:font-weight-asian="bold" style:font-weight-complex="bold"/>
    </style:style>
    <style:style style:name="T3" style:family="text">
      <style:text-properties officeooo:rsid="000e381c"/>
    </style:style>
    <style:style style:name="T4" style:family="text">
      <style:text-properties officeooo:rsid="000fc372"/>
    </style:style>
    <style:style style:name="T5" style:family="text">
      <style:text-properties fo:color="#729fcf" fo:font-weight="bold" style:font-weight-asian="bold" style:font-weight-complex="bold"/>
    </style:style>
    <style:style style:name="T6" style:family="text">
      <style:text-properties fo:color="#729fcf" fo:font-style="italic" style:font-style-asian="italic" style:font-style-complex="italic"/>
    </style:style>
    <style:style style:name="T7"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How a Website Can Transform Your Business Growth ?</text:h>
      <text:p text:style-name="Standard"/>
      <text:p text:style-name="Standard"/>
      <text:p text:style-name="P28">In today's fast-paced digital landscape, maintaining a strong online presence is essential. A website serves as the digital face of your business, accessible 24/7 to potential customers around the world. Whether you're just starting or have years of experience, a well-crafted website can be crucial for significant growth. It enhances your credibility and broadens your reach, making it easier to connect with your target audience. Moreover, a website acts as a central hub for all your marketing initiatives, allowing you to integrate your social media, email campaigns, and search engine optimization (SEO) strategies.</text:p>
      <text:p text:style-name="P28"/>
      <text:p text:style-name="P28">Furthermore, it offers valuable insights into customer behavior, enabling data-driven decisions that can improve your business operations. With a user-friendly interface, it ensures a smooth experience for visitors, ultimately boosting engagement and conversion rates. Let's delve into why having a website is now a vital element for success in modern business and how it can elevate your brand to new heights.</text:p>
      <text:p text:style-name="Standard"/>
      <text:p text:style-name="P1">1. Your 24/7 Storefront</text:p>
      <text:p text:style-name="Standard"/>
      <text:p text:style-name="Standard">Picture having a store that’s open around the clock. That’s exactly what a website provides. While physical stores have set hours, your website allows potential customers to discover and interact with your business at any time, from anywhere. From product inquiries to purchases, your business remains operational even while you’re resting.</text:p>
      <text:p text:style-name="Standard"/>
      <text:p text:style-name="P1">2. Builds Credibility and Trust</text:p>
      <text:p text:style-name="Standard"/>
      <text:p text:style-name="Standard">In a time when first impressions are often made online, a well-crafted website serves as your digital introduction. It conveys to your customers, “We’re professional, trustworthy, and ready to assist.” A visually appealing site featuring testimonials, case studies, and clear contact information instills confidence in your brand.</text:p>
      <text:p text:style-name="P1"/>
      <text:p text:style-name="P1">3. Expands Your Reach</text:p>
      <text:p text:style-name="Standard"/>
      <text:p text:style-name="Standard">The days of businesses being limited to their local area are over. A website enables you to connect with a global audience. Whether you’re selling handmade goods or providing specialized consulting, your website becomes a powerful asset to access markets you never imagined.</text:p>
      <text:p text:style-name="Standard"/>
      <text:p text:style-name="P1">4. Enhances Customer Engagement</text:p>
      <text:p text:style-name="Standard"/>
      <text:p text:style-name="Standard">Websites are more than just static pages; they’re dynamic platforms for fostering meaningful connections with your audience. Through blogs, FAQs, and live chat options, you can respond to customer inquiries, educate your audience, and encourage repeat visits.</text:p>
      <text:p text:style-name="Standard"/>
      <text:p text:style-name="P1">5. Boosts Marketing Efforts</text:p>
      <text:p text:style-name="Standard"/>
      <text:p text:style-name="Standard"><text:soft-page-break/>Your website serves as the central hub for all your marketing initiatives. It’s where your social media campaigns direct traffic, your email newsletters lead, and your paid advertisements land. With analytics tools, you can monitor visitor behavior and optimize your strategies accordingly.</text:p>
      <text:p text:style-name="Standard"/>
      <text:p text:style-name="Standard"/>
      <text:p text:style-name="Standard">Ready to take your business to the next level? If you don't have a website yet, now is the time to invest in one that reflects your brand, attracts customers, and drives growth. Whether you're looking to build your first website or revamp an existing one, we can help you create a powerful online presence. <text:span text:style-name="Strong_20_Emphasis">Contact us today</text:span> to learn how we can help transform your business with a website that works for you!</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What is Market Research and How It Helps Your Business Grow</text:p>
      <text:p text:style-name="Standard"/>
      <text:p text:style-name="P5"/>
      <text:p text:style-name="P5">What is Market Research and How It Helps Your Business Grow</text:p>
      <text:p text:style-name="P5"/>
      <text:p text:style-name="P10">In a fast-paced business environment, where trends shift rapidly and competition grows, market research stands out as a vital asset. Whether you’re a budding entrepreneur, an experienced business owner, or someone with a great idea, market research can serve as your guide, helping you navigate the complex landscape of consumer behavior, industry trends, and market needs.</text:p>
      <text:p text:style-name="P5"/>
      <text:p text:style-name="P2">So, What Exactly is Market Research?</text:p>
      <text:p text:style-name="P5"/>
      <text:p text:style-name="P5">Market research involves gathering, analyzing, and interpreting data about your target audience, competitors, and the broader industry. You can think of it as a flashlight that brightens the uncertain areas of your business strategy.</text:p>
      <text:p text:style-name="P5"/>
      <text:p text:style-name="P5">It goes beyond simply identifying who your customers are; it’s about grasping their needs, preferences, and challenges. It also involves understanding how your competitors function, what’s popular in your industry, and what unexplored opportunities might be available.</text:p>
      <text:p text:style-name="P5"/>
      <text:p text:style-name="P2">Why is Market Research So Important?</text:p>
      <text:p text:style-name="P5"/>
      <text:p text:style-name="P5">Consider the idea of launching a product without knowing if there’s a demand for it. Or setting a price for your service without being aware of your competitors' rates. That’s akin to navigating a ship without a map — you might reach a destination, but it would be purely by chance.</text:p>
      <text:p text:style-name="P5"><text:soft-page-break/></text:p>
      <text:p text:style-name="P5">Market research removes the uncertainty. It provides you with the insights necessary to make informed decisions that foster growth. Here’s how:</text:p>
      <text:p text:style-name="P5"/>
      <text:p text:style-name="P5"/>
      <text:p text:style-name="P2">1. Identifies Opportunities</text:p>
      <text:p text:style-name="P5"/>
      <text:p text:style-name="P5">Market research allows you to discover gaps in the market that competitors might have missed. By pinpointing these opportunities, you can establish your business as the preferred choice for unfulfilled needs.</text:p>
      <text:p text:style-name="P5"/>
      <text:p text:style-name="P2">2. Understands Your Customers</text:p>
      <text:p text:style-name="P5"/>
      <text:p text:style-name="P5">Understanding your audience is essential for any thriving business. Market research uncovers who your customers are, what they prioritize, and how they make buying decisions. This insight enables you to customize your offerings to align with their expectations.</text:p>
      <text:p text:style-name="P5"/>
      <text:p text:style-name="P2">3. Refines Marketing Strategies</text:p>
      <text:p text:style-name="P5"/>
      <text:p text:style-name="P5">Successful marketing begins with knowing your audience. Market research helps you identify which platforms they use, what messages resonate with them, and how to design campaigns that drive conversions.</text:p>
      <text:p text:style-name="P5"/>
      <text:p text:style-name="P2">4. Reduces Risks</text:p>
      <text:p text:style-name="P5"/>
      <text:p text:style-name="P5">Introducing a new product or entering a new market carries inherent risks. However, thorough market research allows you to minimize potential issues by foreseeing challenges and addressing them in advance.</text:p>
      <text:p text:style-name="P2"/>
      <text:p text:style-name="P5"><text:span text:style-name="T1">5. Outpaces Competitio</text:span>n</text:p>
      <text:p text:style-name="P5"/>
      <text:p text:style-name="P5">Having knowledge gives you an advantage. By monitoring your competitors through market research, you can maintain an edge, providing superior products, services, or customer experiences.</text:p>
      <text:p text:style-name="P5"/>
      <text:p text:style-name="P5">Real-Life Success Stories</text:p>
      <text:p text:style-name="P5"/>
      <text:p text:style-name="P5">Take companies like Netflix and Amazon, for example. Their achievements stem not only from their offerings but also from their profound understanding of their audience. Through market research, they have excelled in personalization, anticipating customer needs even before the customers are aware of them. The outcome? Unrivaled customer loyalty and remarkable growth.</text:p>
      <text:p text:style-name="P5"/>
      <text:p text:style-name="P2"/>
      <text:p text:style-name="P2">How to Conduct Market Research</text:p>
      <text:p text:style-name="P5"/>
      <text:p text:style-name="P5">Starting market research can feel overwhelming, but it doesn’t have to be. Here are some steps to help you along the way:</text:p>
      <text:p text:style-name="P5"/>
      <text:p text:style-name="P5"><text:span text:style-name="T2">1.</text:span><text:span text:style-name="T1">Define Your Goals</text:span>: What information are you seeking? Are you looking into a new market or trying to enhance an existing product?</text:p>
      <text:p text:style-name="P5"/>
      <text:p text:style-name="P5"><text:span text:style-name="T2">2. </text:span><text:span text:style-name="T1">Identify Your Target Audience:</text:span> Who are you aiming to connect with? Consider age, gender, location, and interests—every detail is important.</text:p>
      <text:p text:style-name="P5"><text:soft-page-break/></text:p>
      <text:p text:style-name="P5"><text:span text:style-name="T2">3. </text:span><text:span text:style-name="T1">Choose Your Methods:</text:span> You can utilize surveys, interviews, focus groups, and online analytics among other tools.</text:p>
      <text:p text:style-name="P5"/>
      <text:p text:style-name="P5"><text:span text:style-name="T2">4.</text:span><text:span text:style-name="T1">Analyze the Data:</text:span> Search for patterns, insights, and actionable conclusions.</text:p>
      <text:p text:style-name="P5"/>
      <text:p text:style-name="P5"><text:span text:style-name="T2">5.</text:span><text:span text:style-name="T1">Implement Findings:</text:span> Use your insights to enhance your products, marketing, or operations.</text:p>
      <text:p text:style-name="P5"/>
      <text:p text:style-name="P2">Why Choose Code2Yard for Your Market Research Needs?</text:p>
      <text:p text:style-name="P5"/>
      <text:p text:style-name="P5">At Code2Yard, we recognize that understanding your market is crucial for a successful business. Our advanced tools and skilled team make market research straightforward, actionable, and transformative. Whether you’re just starting or looking to expand, we offer tailored insights that help you:</text:p>
      <text:p text:style-name="P5"/>
      <text:list xml:id="list3406369068" text:style-name="L1">
        <text:list-item>
          <text:p text:style-name="P12">Explore new opportunities</text:p>
          <text:p text:style-name="P12"/>
        </text:list-item>
        <text:list-item>
          <text:p text:style-name="P12">Enhance customer relationships</text:p>
          <text:p text:style-name="P12"/>
        </text:list-item>
        <text:list-item>
          <text:p text:style-name="P12">Refine marketing strategies</text:p>
          <text:p text:style-name="P12"/>
        </text:list-item>
        <text:list-item>
          <text:p text:style-name="P12">Stay ahead of competitors</text:p>
        </text:list-item>
      </text:list>
      <text:p text:style-name="P5"/>
      <text:p text:style-name="P2">Let’s Grow Together</text:p>
      <text:p text:style-name="P5"/>
      <text:p text:style-name="P5">The potential of your business is boundless, and we’re here to help you realize it. Are you ready to make data-driven decisions that elevate your business? Partner with Code2Yard and discover the impact of customized market research.</text:p>
      <text:p text:style-name="P5"/>
      <text:p text:style-name="P2">Reach out to us today, and let’s shape the future of your business together.</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6"/>
      <text:p text:style-name="P2">How Social Media Marketing Can Skyrocket Your Business Growth</text:p>
      <text:p text:style-name="P6"/>
      <text:p text:style-name="P6">In today’s digital-first world, where nearly everyone is scrolling, liking, and sharing, your business’s next big opportunity lies in the expansive realm of social media. It’s not just about memes and viral trends; social media marketing has evolved into a powerful tool for businesses to connect, engage, and convert. Curious about how it can impact you? Let’s explore the wonders of social media marketing and how it can elevate your business.</text:p>
      <text:p text:style-name="P6"/>
      <text:p text:style-name="P2">The Power of Social Media: More Than Just Likes</text:p>
      <text:p text:style-name="P6"/>
      <text:p text:style-name="P6">Social media is no longer an optional channel; it’s the heartbeat of modern marketing. With over <text:span text:style-name="T1">4.9 billion users globally</text:span>, platforms like Facebook, Instagram, LinkedIn, and TikTok are vibrant marketplaces where your audience is already active. Social media marketing enables your business to:</text:p>
      <text:p text:style-name="P6"/>
      <text:p text:style-name="P2"><text:span text:style-name="T3">1. </text:span>Build Brand Awareness:</text:p>
      <text:p text:style-name="P6"/>
      <text:list xml:id="list86613518" text:style-name="L2">
        <text:list-item>
          <text:p text:style-name="P14">Let’s be honest; if people don’t know your brand exists, they won’t purchase from you. Social media simplifies the process for businesses to be discovered by the right audience, whether through an eye-catching Instagram reel or a clever tweet.</text:p>
        </text:list-item>
      </text:list>
      <text:p text:style-name="P6"/>
      <text:p text:style-name="P2"><text:span text:style-name="T3">2. </text:span>Engage Directly with Customers:</text:p>
      <text:p text:style-name="P6"/>
      <text:list xml:id="list3508767108" text:style-name="L3">
        <text:list-item>
          <text:p text:style-name="P15">Unlike traditional advertising, social media allows for two-way communication. Interact with your audience through comments, direct messages, and polls, fostering trust and loyalty with each engagement.</text:p>
        </text:list-item>
      </text:list>
      <text:p text:style-name="P6"/>
      <text:p text:style-name="P2"><text:span text:style-name="T3">3. </text:span>Cost-Effective Advertising:</text:p>
      <text:p text:style-name="P6"><text:soft-page-break/></text:p>
      <text:list xml:id="list3389702010" text:style-name="L4">
        <text:list-item>
          <text:p text:style-name="P16">Running an ad on social media can be significantly cheaper than traditional advertising—and the best part? It’s precisely targeted. Want to reach eco-conscious millennials or tech-savvy entrepreneurs? Social media platforms enable you to connect with niche audiences effortlessly.</text:p>
        </text:list-item>
      </text:list>
      <text:p text:style-name="P6"/>
      <text:p text:style-name="P2"><text:span text:style-name="T3">4. </text:span>Drive Website Traffic and Sales:</text:p>
      <text:p text:style-name="P6"/>
      <text:list xml:id="list3892442099" text:style-name="L5">
        <text:list-item>
          <text:p text:style-name="P17">Engaging posts with clear calls to action can direct users straight to your website or product page. A single viral post can attract hundreds—if not thousands—of potential customers.</text:p>
        </text:list-item>
      </text:list>
      <text:p text:style-name="P6"/>
      <text:p text:style-name="P2"><text:span text:style-name="T3">5.</text:span>Gain Insights Through Analytics:</text:p>
      <text:p text:style-name="P6"/>
      <text:list xml:id="list1012225735" text:style-name="L6">
        <text:list-item>
          <text:p text:style-name="P18">Platforms like Facebook Insights and Instagram Analytics provide essential data about your audience, including their preferences and online behavior. This information helps you fine-tune your strategies for greater effectiveness.</text:p>
        </text:list-item>
      </text:list>
      <text:p text:style-name="P6"/>
      <text:p text:style-name="P2">Real Success Stories: Proof That It Works</text:p>
      <text:p text:style-name="P6"/>
      <text:p text:style-name="P6">Businesses of all sizes have experienced remarkable growth through social media marketing. For example:</text:p>
      <text:p text:style-name="P6"/>
      <text:list xml:id="list1411643922" text:style-name="L7">
        <text:list-item>
          <text:p text:style-name="P19"><text:span text:style-name="T1">Glossier,</text:span> a beauty brand, effectively used Instagram to cultivate a dedicated following by harnessing user-generated content and collaborating with influencers. Today, it stands as a multimillion-dollar enterprise.</text:p>
          <text:p text:style-name="P19"/>
        </text:list-item>
        <text:list-item>
          <text:p text:style-name="P19"><text:span text:style-name="T1">Gymshark</text:span>, a fitness apparel company, began with a modest budget but successfully leveraged YouTube and Instagram influencers to connect with a global audience. It is now valued at over $1 billion.</text:p>
        </text:list-item>
      </text:list>
      <text:p text:style-name="P6"/>
      <text:p text:style-name="P2">Strategies to Get Started Right Now</text:p>
      <text:p text:style-name="P6"/>
      <text:p text:style-name="P9">Here are practical steps to start utilizing social media for your business:</text:p>
      <text:p text:style-name="P7"/>
      <text:p text:style-name="P8"><text:span text:style-name="T4">1. </text:span>Choose the Right Platform:</text:p>
      <text:p text:style-name="P7"/>
      <text:p text:style-name="P7">If you’re in the fashion industry, Instagram and Pinterest are excellent choices. For B2B companies, LinkedIn is the platform to focus on.</text:p>
      <text:p text:style-name="P7"/>
      <text:p text:style-name="P8"><text:span text:style-name="T4">2. </text:span>Create Authentic Content:</text:p>
      <text:p text:style-name="P8"/>
      <text:p text:style-name="P7">Share behind-the-scenes moments, customer testimonials, and the story of your brand. Authenticity resonates more than perfection.</text:p>
      <text:p text:style-name="P7"/>
      <text:p text:style-name="P8"><text:span text:style-name="T4">3. </text:span>Invest in Paid Ads:</text:p>
      <text:p text:style-name="P7"/>
      <text:p text:style-name="P7">Promote key posts to expand your reach or run targeted ad campaigns to drive conversions.</text:p>
      <text:p text:style-name="P7"/>
      <text:p text:style-name="P8"><text:span text:style-name="T4">4. </text:span>Collaborate with Influencers:</text:p>
      <text:p text:style-name="P7"/>
      <text:p text:style-name="P7">Working with influencers can enhance your visibility and lend credibility to your brand.</text:p>
      <text:p text:style-name="P7"/>
      <text:p text:style-name="P8"><text:soft-page-break/><text:span text:style-name="T4">5. </text:span>Engage Consistently:</text:p>
      <text:p text:style-name="P7"/>
      <text:p text:style-name="P7">Respond to comments, share user-generated content, and keep your audience engaged with regular posts and stories.</text:p>
      <text:p text:style-name="P7"/>
      <text:p text:style-name="P2"/>
      <text:p text:style-name="P2">Why Code2Yard Is Your Ideal Partner</text:p>
      <text:p text:style-name="P6"/>
      <text:p text:style-name="P6">Managing social media marketing can be powerful yet overwhelming when done alone. That’s where Code2Yard comes in. Our team of social media specialists knows how to create strategies that yield real results. From designing eye-catching visuals to executing precisely targeted ad campaigns, we’re here to help.</text:p>
      <text:p text:style-name="P6"/>
      <text:p text:style-name="P6">Don’t let your competitors take the lead—start your journey toward social media success today. Together, we can grow your business and achieve the results you’ve always envisioned.</text:p>
      <text:p text:style-name="P6"/>
      <text:p text:style-name="P2">Ready to Make Your Brand Unstoppable?</text:p>
      <text:p text:style-name="P6"/>
      <text:p text:style-name="P6">Get in touch with Code2Yard today, and let’s transform your social media into a powerful growth tool. Schedule a free consultation and watch your business reach new heights. Your brand’s future begins now!</text:p>
      <text:p text:style-name="P6"/>
      <text:p text:style-name="P2">[Click Here to Get Started with Code2Yard]</text:p>
      <text:p text:style-name="P2"/>
      <text:p text:style-name="P2"/>
      <text:p text:style-name="P2"/>
      <text:p text:style-name="P2"/>
      <text:p text:style-name="P2"/>
      <text:p text:style-name="P2"/>
      <text:p text:style-name="P2"/>
      <text:p text:style-name="P2"/>
      <text:p text:style-name="P6"/>
      <text:p text:style-name="P2">How IT Consulting Can Supercharge Your Business Growth</text:p>
      <text:p text:style-name="P6"/>
      <text:p text:style-name="P6">In today’s fast-paced digital landscape, businesses must adapt swiftly to remain competitive. Technology has become essential for operations, communication, and innovation. However, keeping pace with the constantly changing IT environment can feel overwhelming. This is where IT consulting steps in — serving not just as a solution, but as a driving force for business growth.</text:p>
      <text:p text:style-name="P6"/>
      <text:p text:style-name="P2">What is IT Consulting?</text:p>
      <text:p text:style-name="P6"/>
      <text:p text:style-name="P6">At its essence, IT consulting focuses on aligning your business objectives with effective technology strategies. IT consultants offer expertise, industry knowledge, and innovative solutions customized to your specific needs. Whether it’s optimizing existing systems, implementing new technologies, or tackling complex challenges, IT consulting ensures you’re not merely surviving but thriving in a digital-first economy.</text:p>
      <text:p text:style-name="P6"/>
      <text:p text:style-name="P2">How IT Consulting Drives Business Growth</text:p>
      <text:p text:style-name="P2"/>
      <text:p text:style-name="P2">1. Streamlining Operations</text:p>
      <text:p text:style-name="P6"/>
      <text:p text:style-name="P6"><text:soft-page-break/>Inefficiency can severely hinder a business. IT consultants pinpoint bottlenecks in your processes and suggest tools to eliminate them. From automating repetitive tasks to integrating software for smooth workflows, they help you save both time and resources.</text:p>
      <text:p text:style-name="P6"/>
      <text:p text:style-name="P6"><text:span text:style-name="T1">Example: </text:span>A logistics company cut delivery delays by 30% after adopting an AI-powered route optimization system recommended by their IT consultant.</text:p>
      <text:p text:style-name="P6"/>
      <text:p text:style-name="P6"><text:span text:style-name="T1">2. Enhancing Securit</text:span>y</text:p>
      <text:p text:style-name="P6"/>
      <text:p text:style-name="P6">Cyber threats are increasing, and a single breach can harm your reputation and financial health. IT consulting firms evaluate your vulnerabilities and implement strong cybersecurity measures to safeguard sensitive data.</text:p>
      <text:p text:style-name="P6"/>
      <text:p text:style-name="P6"><text:span text:style-name="T1">Example: </text:span>An eCommerce business avoided potential losses by employing a multi-layered security strategy, which included firewalls, encryption, and real-time threat monitoring.</text:p>
      <text:p text:style-name="P6"/>
      <text:p text:style-name="P6"/>
      <text:p text:style-name="P2">4. Cost Optimization</text:p>
      <text:p text:style-name="P6"/>
      <text:p text:style-name="P6">Investing in technology can be affordable. IT consultants assist you in making smart choices, ensuring that every dollar spent yields the best return on investment. They will help you select scalable solutions that can expand alongside your business.</text:p>
      <text:p text:style-name="P6"/>
      <text:p text:style-name="P6"><text:span text:style-name="T1">Example: A</text:span> small business managed to cut IT expenses by 25% after transitioning to a cloud-based infrastructure recommended by their consultant.</text:p>
      <text:p text:style-name="P2"/>
      <text:p text:style-name="P2">5. Improved Decision-Making</text:p>
      <text:p text:style-name="P6"/>
      <text:p text:style-name="P6">Data is a powerful asset, but only if you know how to analyze it. IT consulting provides your business with advanced analytics tools, allowing for data-driven decisions that result in improved outcomes.</text:p>
      <text:p text:style-name="P6"/>
      <text:p text:style-name="P6"><text:span text:style-name="T1">Example: </text:span>A marketing agency increased its campaign success rate twofold by utilizing customer insights from a new CRM system suggested by their IT partner.</text:p>
      <text:p text:style-name="P2"/>
      <text:p text:style-name="P6"><text:span text:style-name="T1">Why Choose Code2Yard for IT Consulti</text:span>ng?</text:p>
      <text:p text:style-name="P6"/>
      <text:p text:style-name="P6">At <text:span text:style-name="T1">Code2Yard,</text:span> we recognize that every business has its own unique needs. Our experienced IT consultants take the time to understand your objectives, challenges, and vision. We don’t just offer solutions — we collaborate with you to develop a roadmap for sustainable growth.</text:p>
      <text:p text:style-name="P6"/>
      <text:p text:style-name="P2">Here’s what distinguishes us:</text:p>
      <text:p text:style-name="P2"/>
      <text:list xml:id="list489225140" text:style-name="L8">
        <text:list-item>
          <text:p text:style-name="P20"><text:span text:style-name="T1">Tailored Strategies: </text:span>We don’t believe in one-size-fits-all solutions. We create IT strategies that align seamlessly with your business requirements.</text:p>
          <text:p text:style-name="P20"/>
        </text:list-item>
        <text:list-item>
          <text:p text:style-name="P20"><text:span text:style-name="T1">Cutting-Edge Expertise: </text:span>From cloud computing to artificial intelligence, we stay ahead of technology trends.</text:p>
          <text:p text:style-name="P20"/>
        </text:list-item>
        <text:list-item>
          <text:p text:style-name="P20"><text:span text:style-name="T1">Proven Results: </text:span>Our clients regularly experience measurable growth and enhanced efficiency.</text:p>
          <text:p text:style-name="P20"/>
        </text:list-item>
        <text:list-item>
          <text:p text:style-name="P20"><text:soft-page-break/><text:span text:style-name="T1">Ongoing Support: </text:span>We are committed to being there for you in the long run, ensuring your systems adapt as your business evolves.</text:p>
        </text:list-item>
      </text:list>
      <text:p text:style-name="P6"/>
      <text:p text:style-name="P2">Your Next Step Toward Success</text:p>
      <text:p text:style-name="P6"/>
      <text:p text:style-name="P6">The future of your business hinges on the choices you make today. Don’t let outdated systems or missed opportunities hold you back. With Code2Yard’s IT consulting services, you can unlock your full potential and stay competitive in a constantly changing environment.</text:p>
      <text:p text:style-name="P6"/>
      <text:p text:style-name="P2">Ready to Transform Your Business?</text:p>
      <text:p text:style-name="P6">Reach out to us today at <text:span text:style-name="T5">Code2Yard,</text:span> and let’s create a technology roadmap that elevates your business to new heights. <text:span text:style-name="T1">Your growth journey begins he</text:span>r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pan text:style-name="T1">What is SEO &amp; Backlinks, and How Can They Help Your Business Grow</text:span>?</text:p>
      <text:p text:style-name="P6"/>
      <text:p text:style-name="P2"><text:span text:style-name="T7">In </text:span><text:span text:style-name="Strong_20_Emphasis"><text:span text:style-name="T7">this era of digital dominance</text:span></text:span><text:span text:style-name="T7">, simply having a website isn’t enough. To truly thrive, your business must shine amidst the endless expanse of the internet. This is where SEO and backlinks become game-changers. But what exactly are they, and how can they propel your business growth? Let’s dive in!</text:span></text:p>
      <text:p text:style-name="P2"><text:span text:style-name="T7"/></text:p>
      <text:p text:style-name="P6">What is SEO?</text:p>
      <text:p text:style-name="P6"/>
      <text:p text:style-name="P6">SEO, or Search Engine Optimization, is the practice of enhancing your website’s visibility on search engines like Google. Consider this: when was the last time you ventured to the second page of search results? Likely never! That’s why landing on the first page is essential.</text:p>
      <text:p text:style-name="P2"/>
      <text:p text:style-name="P2">SEO encompasses:</text:p>
      <text:p text:style-name="P6"/>
      <text:p text:style-name="P6">Keyword Optimization: Incorporating the terms and phrases your potential customers are searching for.</text:p>
      <text:p text:style-name="P6"/>
      <text:p text:style-name="P6"><text:span text:style-name="T1">Content Creation: </text:span>Developing valuable, relevant, and engaging content.</text:p>
      <text:p text:style-name="P6"/>
      <text:p text:style-name="P6"><text:span text:style-name="T1">Technical SEO:</text:span> Making sure your website is fast, mobile-friendly, and easy to navigate.</text:p>
      <text:p text:style-name="P6"/>
      <text:p text:style-name="P6">On-page and Off-page SEO: Optimizing everything on your site while also building external links that direct back to it.</text:p>
      <text:p text:style-name="P6"/>
      <text:p text:style-name="P2">What are Backlinks?</text:p>
      <text:p text:style-name="P6"/>
      <text:p text:style-name="P6"><text:soft-page-break/>Backlinks are akin to endorsements from other websites. When a reputable site links to your content, it indicates to search engines that your website is trustworthy and valuable. Here are some <text:span text:style-name="T1">types of backlinks:</text:span></text:p>
      <text:p text:style-name="P2"/>
      <text:list xml:id="list796052271" text:style-name="L9">
        <text:list-item>
          <text:p text:style-name="P21"><text:span text:style-name="T1">Natural Backlinks:</text:span> Gained when people link to your content organically because it’s outstanding.</text:p>
          <text:p text:style-name="P21"/>
        </text:list-item>
        <text:list-item>
          <text:p text:style-name="P21"><text:span text:style-name="T1">Editorial Backlinks:</text:span> Created when your site is referenced in articles, blogs, or news stories.</text:p>
          <text:p text:style-name="P21"/>
        </text:list-item>
        <text:list-item>
          <text:p text:style-name="P21"><text:span text:style-name="T1">Guest Blogging Links:</text:span> Established when you provide content for other websites.</text:p>
        </text:list-item>
      </text:list>
      <text:p text:style-name="P6"/>
      <text:p text:style-name="P6">The more high-quality backlinks you accumulate, the more likely search engines will elevate your site in search results.</text:p>
      <text:p text:style-name="P6"/>
      <text:p text:style-name="P6"/>
      <text:p text:style-name="P6"><text:span text:style-name="T1">How SEO and Backlinks Fuel Business Grow</text:span>th</text:p>
      <text:p text:style-name="P6"/>
      <text:p text:style-name="P6">Now that we’ve covered the basics, let’s explore the incredible impact these tools can have on your business:</text:p>
      <text:p text:style-name="P2"/>
      <text:p text:style-name="P8">1. Increased Online Visibility</text:p>
      <text:p text:style-name="P7"/>
      <text:p text:style-name="P7">By implementing effective SEO strategies and securing quality backlinks, your website can rank higher in search results. This leads to more potential customers discovering your business when they search for the products or services you provide.</text:p>
      <text:p text:style-name="P7"/>
      <text:p text:style-name="P7">2. <text:span text:style-name="T1">Builds Credibility and Trust</text:span></text:p>
      <text:p text:style-name="P7"/>
      <text:p text:style-name="P7">Landing on the first page of Google significantly enhances your credibility. Backlinks from reputable sites serve as endorsements, demonstrating to your audience that you are a trusted authority in your field.</text:p>
      <text:p text:style-name="P7"/>
      <text:p text:style-name="P8">3. Generates Organic Traffic</text:p>
      <text:p text:style-name="P7"/>
      <text:p text:style-name="P7">Why continue to pay for ads when you can draw in consistent, high-quality organic traffic? SEO helps your site attract customers who are actively seeking what you offer.</text:p>
      <text:p text:style-name="P7"/>
      <text:p text:style-name="P8">4. Boosts Conversion Rates</text:p>
      <text:p text:style-name="P7"/>
      <text:p text:style-name="P7">The more visible and trustworthy your business appears, the more likely visitors are to become loyal customers. Pair this with effective calls-to-action, and your sales pipeline will be thriving.</text:p>
      <text:p text:style-name="P7"/>
      <text:p text:style-name="P8">5. Gives a Competitive Edge</text:p>
      <text:p text:style-name="P6"/>
      <text:p text:style-name="P6">With a solid SEO and backlink strategy, you’ll surpass competitors who are still trying to rank on the second or third pages of search engines.</text:p>
      <text:p text:style-name="P6"/>
      <text:p text:style-name="P2">Ready to Transform Your Business? Let Code2Yard Lead the Way!</text:p>
      <text:p text:style-name="P6"/>
      <text:p text:style-name="P6"><text:soft-page-break/>SEO and backlinks are powerful assets, but they require skill, strategy, and ongoing effort. That’s where Code2Yard comes in. We specialize in developing customized SEO strategies and building strong backlink profiles that elevate businesses to new levels.</text:p>
      <text:p text:style-name="P6"/>
      <text:p text:style-name="P6">With our team of SEO professionals and innovative techniques, you’ll not only achieve higher search rankings but also see tangible growth in your revenue.</text:p>
      <text:p text:style-name="P6"/>
      <text:p text:style-name="P6">Don’t let your competitors take the lead! Reach out to <text:span text:style-name="T1">Code2Yard</text:span> today and let’s turn your website into a powerful growth engine.</text:p>
      <text:p text:style-name="P6"/>
      <text:p text:style-name="P2">Click Here to Get Started!</text:p>
      <text:p text:style-name="P2"/>
      <text:p text:style-name="P2"/>
      <text:p text:style-name="P2"/>
      <text:p text:style-name="P2"/>
      <text:p text:style-name="P2"/>
      <text:p text:style-name="P2"/>
      <text:p text:style-name="P2"/>
      <text:p text:style-name="P2"/>
      <text:p text:style-name="P6"/>
      <text:p text:style-name="P6">HTML file that uses your provided keywords as the title and integrates them effectively for a blog or article page:</text:p>
      <text:p text:style-name="P6"/>
      <text:p text:style-name="P6"/>
      <text:p text:style-name="P6"/>
      <text:p text:style-name="P6"/>
      <text:p text:style-name="P6"/>
      <text:p text:style-name="P6"/>
      <text:p text:style-name="P2"/>
      <text:p text:style-name="P6"><text:span text:style-name="T1">What is Hosting &amp; Email Marketing, and How Can They Propel Your Business to Succes</text:span>s?</text:p>
      <text:p text:style-name="P6"/>
      <text:p text:style-name="P6">In today’s fast-paced digital landscape, businesses thrive by utilizing tools and technologies that connect them to their customers seamlessly. Two essential components of this connection are <text:span text:style-name="T1">hosting and email marketing. </text:span>Whether you’re a small startup or a well-established enterprise, grasping these tools can significantly enhance your business’s growth trajectory. Let’s explore what hosting and email marketing entail and how they can elevate your business to new heights.</text:p>
      <text:p text:style-name="P6"/>
      <text:p text:style-name="P2">What is Hosting?</text:p>
      <text:p text:style-name="P6">At its essence, hosting serves as the backbone of your online presence. Consider it the digital real estate where your website resides. A dependable hosting service guarantees that your website is accessible, fast, and secure around the clock. Whether you’re operating an e-commerce store, a blog, or a corporate site, the right hosting service influences:</text:p>
      <text:p text:style-name="P6"/>
      <text:list xml:id="list1814517708" text:style-name="L10">
        <text:list-item>
          <text:p text:style-name="P22"><text:span text:style-name="T1">Website Speed: </text:span>Quicker load times contribute to improved user experiences and higher search engine rankings.</text:p>
          <text:p text:style-name="P22"/>
        </text:list-item>
        <text:list-item>
          <text:p text:style-name="P22"><text:span text:style-name="T1">Uptime Reliability: </text:span>A quality host ensures your site remains online, reducing disruptions for visitors.</text:p>
          <text:p text:style-name="P22"/>
        </text:list-item>
        <text:list-item>
          <text:p text:style-name="P22"><text:span text:style-name="T1">Security: </text:span>Safeguarding your site and data from cyber threats is vital for maintaining trust and reputation.</text:p>
        </text:list-item>
      </text:list>
      <text:p text:style-name="P6"/>
      <text:p text:style-name="P6"><text:soft-page-break/><text:span text:style-name="T1">Hosting for Business Growth: </text:span>A professional hosting service allows for seamless scalability, meaning your website can accommodate increased traffic as your business expands. With features like backups, custom domains, and integrated tools, hosting empowers businesses to establish credibility and attract customers globally.</text:p>
      <text:p text:style-name="P6"/>
      <text:p text:style-name="P2">What is Email Marketing?</text:p>
      <text:p text:style-name="P6">Email marketing is your direct connection to customers’ inboxes. It’s a personalized and effective method to engage your audience, nurture relationships, and drive sales. Unlike social media algorithms, email gives you control over your communication, ensuring your message reaches the right people.</text:p>
      <text:list xml:id="list32458343" text:style-name="L11">
        <text:list-header>
          <text:p text:style-name="P23"/>
        </text:list-header>
        <text:list-item>
          <text:p text:style-name="P23"><text:span text:style-name="T1">Build Trust:</text:span> Consistent, valuable content positions your brand as an authority in your industry.</text:p>
          <text:p text:style-name="P23"/>
        </text:list-item>
        <text:list-item>
          <text:p text:style-name="P23"><text:span text:style-name="T1">Boost Sales: </text:span>Promote products, announce sales, or share exclusive offers directly with your audience.</text:p>
          <text:p text:style-name="P23"/>
        </text:list-item>
        <text:list-item>
          <text:p text:style-name="P23"><text:span text:style-name="T1">Boost Sales:</text:span> Promote your products, announce special sales, or share exclusive offers directly with your audience.</text:p>
        </text:list-item>
      </text:list>
      <text:p text:style-name="P6"/>
      <text:p text:style-name="P7"><text:span text:style-name="T1">Track Performance: </text:span>With advanced analytics, you can gain insights into what’s effective and what isn’t, allowing you to refine your strategy.</text:p>
      <text:p text:style-name="P6"/>
      <text:p text:style-name="P2">Email Marketing for Business Growth:</text:p>
      <text:p text:style-name="P6">When executed properly, email marketing can turn leads into loyal customers. By segmenting your audience and creating tailored campaigns, you can meet specific needs and preferences, transforming casual visitors into enthusiastic supporters.</text:p>
      <text:p text:style-name="P2"/>
      <text:p text:style-name="P3">The Synergy of Hosting and Email Marketing</text:p>
      <text:p text:style-name="P24"/>
      <text:p text:style-name="P24">While hosting provides a solid online foundation, email marketing fosters engagement. Together, they create a powerful combination that can:</text:p>
      <text:list xml:id="list526294408" text:style-name="L12">
        <text:list-header>
          <text:p text:style-name="P25"/>
        </text:list-header>
        <text:list-item>
          <text:p text:style-name="P25"><text:span text:style-name="T1">Increase Traffic: </text:span>Leverage email campaigns to direct traffic to your well-hosted, user-friendly website.</text:p>
          <text:p text:style-name="P25"/>
        </text:list-item>
        <text:list-item>
          <text:p text:style-name="P25"><text:span text:style-name="T1">Enhance Customer Experience: </text:span>A fast and secure site guarantees that visitors from your emails enjoy a great browsing experience.</text:p>
          <text:p text:style-name="P25"/>
        </text:list-item>
        <text:list-item>
          <text:p text:style-name="P25"><text:span text:style-name="T1">Amplify Brand Visibility: </text:span>Together, they establish a seamless digital ecosystem that boosts your brand’s presence.</text:p>
        </text:list-item>
      </text:list>
      <text:p text:style-name="P6"/>
      <text:p text:style-name="P2">How Code2Yard Can Help You Grow</text:p>
      <text:p text:style-name="P6"/>
      <text:p text:style-name="P6">At <text:span text:style-name="T1">Code2Yard, </text:span>we recognize the intricacies of hosting and email marketing. Our customized solutions offer everything you need to:</text:p>
      <text:p text:style-name="P6"/>
      <text:list xml:id="list756368917" text:style-name="L13">
        <text:list-item>
          <text:p text:style-name="P26"><text:span text:style-name="T1">Launch and Scale: </text:span>Our reliable hosting packages ensure your website operates at its best, no matter the traffic.</text:p>
          <text:p text:style-name="P26"/>
        </text:list-item>
        <text:list-item>
          <text:p text:style-name="P26"><text:span text:style-name="T1">Engage and Convert: </text:span>Our expert email marketing strategies enable you to create campaigns that resonate with your audience.</text:p>
          <text:p text:style-name="P26"><text:soft-page-break/></text:p>
        </text:list-item>
        <text:list-item>
          <text:p text:style-name="P26"><text:span text:style-name="T1">Save Time and Resources:</text:span> With our all-in-one approach, you can concentrate on your business while we take care of the technical aspects.</text:p>
        </text:list-item>
      </text:list>
      <text:p text:style-name="P6"/>
      <text:p text:style-name="P6"/>
      <text:p text:style-name="P2">Are you ready to take your business to the next level?</text:p>
      <text:p text:style-name="P6"/>
      <text:p text:style-name="P6">Now is the moment to enhance your online presence. Let <text:span text:style-name="T1">Code2Yard</text:span> be your trusted partner in achieving success. Whether you're launching your venture or expanding your reach, our hosting and email marketing services will help you shine in a competitive digital landscape.</text:p>
      <text:p text:style-name="P6"/>
      <text:p text:style-name="P6"><text:span text:style-name="T1">Start your journey towards remarkable growth</text:span>. <text:span text:style-name="T6">Reach out to Code2Yard today </text:span>and see your business reach new height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Inter" svg:font-family="Inter, sans-serif, Zen"/>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12-31T21:54:03.454141975</meta:creation-date>
    <meta:editing-duration>PT12H23M1S</meta:editing-duration>
    <meta:editing-cycles>3</meta:editing-cycles>
    <meta:generator>LibreOffice/6.4.7.2$Linux_X86_64 LibreOffice_project/40$Build-2</meta:generator>
    <dc:date>2025-01-02T09:29:48.249818295</dc:date>
    <meta:document-statistic meta:table-count="0" meta:image-count="0" meta:object-count="0" meta:page-count="13" meta:paragraph-count="193" meta:word-count="3582" meta:character-count="23652" meta:non-whitespace-character-count="20295"/>
  </office:meta>
</office:document-meta>
</file>